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1000001BDB31D1E7776ACA861.png" manifest:media-type="image/png"/>
  <manifest:file-entry manifest:full-path="Pictures/10000001000001E3000001EF4414EC915CD2346B.png" manifest:media-type="image/png"/>
  <manifest:file-entry manifest:full-path="Pictures/100000010000018F000001BB242FC85F00A689F8.png" manifest:media-type="image/png"/>
  <manifest:file-entry manifest:full-path="Pictures/10000001000002A6000002494F8C91AD9AD340CB.png" manifest:media-type="image/png"/>
  <manifest:file-entry manifest:full-path="Pictures/100000010000019E000001B9704972B78A59EAC2.png" manifest:media-type="image/png"/>
  <manifest:file-entry manifest:full-path="Pictures/100000010000019C000001A42E9E1D21245E90E9.png" manifest:media-type="image/png"/>
  <manifest:file-entry manifest:full-path="Pictures/1000000100000194000001A40179D2529091B5EB.png" manifest:media-type="image/png"/>
  <manifest:file-entry manifest:full-path="Pictures/10000001000001AC000001B89DA765EC68EAF65A.png" manifest:media-type="image/png"/>
  <manifest:file-entry manifest:full-path="Pictures/100000010000019E0000010463837BEA1CA12A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36e4" officeooo:paragraph-rsid="001a36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cisco</text:p>
      <text:p text:style-name="P1">captura1</text:p>
      <text:p text:style-name="P1"><draw:frame draw:style-name="fr2" draw:name="Imagen1" text:anchor-type="char" svg:x="0.522cm" svg:y="0.425cm" svg:width="12.781cm" svg:height="13.099cm" draw:z-index="0"><draw:image xlink:href="Pictures/10000001000001E3000001EF4414EC915CD234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ptura 2</text:p>
      <text:p text:style-name="P1"/>
      <text:p text:style-name="P1"><draw:frame draw:style-name="fr2" draw:name="Imagen2" text:anchor-type="char" svg:x="0.34cm" svg:y="0.166cm" svg:width="17cm" svg:height="14.669cm" draw:z-index="1"><draw:image xlink:href="Pictures/10000001000002A6000002494F8C91AD9AD340CB.png" xlink:type="simple" xlink:show="embed" xlink:actuate="onLoad" draw:mime-type="image/png"/></draw:frame><text:soft-page-break/></text:p>
      <text:p text:style-name="P1"/>
      <text:p text:style-name="P1"/>
      <text:p text:style-name="P1">captura 3</text:p>
      <text:p text:style-name="P1"/>
      <text:p text:style-name="P1"><draw:frame draw:style-name="fr2" draw:name="Imagen3" text:anchor-type="char" svg:x="0.404cm" svg:y="0.049cm" svg:width="6.343cm" svg:height="6.466cm" draw:z-index="2"><draw:image xlink:href="Pictures/100000010000019C000001A42E9E1D21245E90E9.png" xlink:type="simple" xlink:show="embed" xlink:actuate="onLoad" draw:mime-type="image/png"/></draw:frame><draw:frame draw:style-name="fr2" draw:name="Imagen4" text:anchor-type="char" svg:x="7.872cm" svg:y="0.206cm" svg:width="6.548cm" svg:height="6.809cm" draw:z-index="3"><draw:image xlink:href="Pictures/1000000100000194000001A40179D2529091B5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5" text:anchor-type="char" svg:x="0.688cm" svg:y="0.249cm" svg:width="6.615cm" svg:height="7.341cm" draw:z-index="4"><draw:image xlink:href="Pictures/1000000100000191000001BDB31D1E7776ACA861.png" xlink:type="simple" xlink:show="embed" xlink:actuate="onLoad" draw:mime-type="image/png"/></draw:frame><draw:frame draw:style-name="fr2" draw:name="Imagen6" text:anchor-type="char" svg:x="7.781cm" svg:y="0.178cm" svg:width="6.803cm" svg:height="7.246cm" draw:z-index="5"><draw:image xlink:href="Pictures/100000010000019E000001B9704972B78A59EA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7" text:anchor-type="char" svg:x="0.199cm" svg:y="0.418cm" svg:width="7.684cm" svg:height="7.9cm" draw:z-index="6"><draw:image xlink:href="Pictures/10000001000001AC000001B89DA765EC68EAF65A.png" xlink:type="simple" xlink:show="embed" xlink:actuate="onLoad" draw:mime-type="image/png"/></draw:frame><draw:frame draw:style-name="fr2" draw:name="Imagen8" text:anchor-type="char" svg:x="8.29cm" svg:y="0.36cm" svg:width="7.377cm" svg:height="8.19cm" draw:z-index="7"><draw:image xlink:href="Pictures/100000010000018F000001BB242FC85F00A689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char" svg:width="10.956cm" svg:height="6.879cm" draw:z-index="8"><draw:image xlink:href="Pictures/100000010000019E0000010463837BEA1CA12A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9T11:22:54.708000000</meta:creation-date>
    <dc:date>2024-01-19T12:03:13.040000000</dc:date>
    <meta:editing-duration>PT40M18S</meta:editing-duration>
    <meta:editing-cycles>1</meta:editing-cycles>
    <meta:document-statistic meta:table-count="0" meta:image-count="9" meta:object-count="0" meta:page-count="4" meta:paragraph-count="4" meta:word-count="7" meta:character-count="41" meta:non-whitespace-character-count="38"/>
    <meta:generator>LibreOffice/7.4.6.2$Windows_X86_64 LibreOffice_project/5b1f5509c2decdade7fda905e3e1429a67acd63d</meta:generator>
  </office:meta>
</office:document-meta>
</file>